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Helvetica" fo:letter-spacing="normal" fo:font-style="normal" fo:font-weight="normal"/>
    </style:style>
    <style:style style:name="P2" style:family="paragraph" style:parent-style-name="Standard">
      <style:text-properties officeooo:rsid="00078732" officeooo:paragraph-rsid="00078732"/>
    </style:style>
    <style:style style:name="P3" style:family="paragraph" style:parent-style-name="Standard">
      <style:text-properties officeooo:rsid="00090852" officeooo:paragraph-rsid="00090852"/>
    </style:style>
    <style:style style:name="P4" style:family="paragraph" style:parent-style-name="Standard">
      <style:text-properties officeooo:rsid="000ae8c3" officeooo:paragraph-rsid="000ae8c3"/>
    </style:style>
    <style:style style:name="P5" style:family="paragraph" style:parent-style-name="Standard">
      <style:text-properties officeooo:rsid="000f0ed1" officeooo:paragraph-rsid="000f0ed1"/>
    </style:style>
    <style:style style:name="P6" style:family="paragraph" style:parent-style-name="Standard">
      <style:text-properties officeooo:rsid="00119fb0" officeooo:paragraph-rsid="00119fb0"/>
    </style:style>
    <style:style style:name="P7" style:family="paragraph" style:parent-style-name="Text_20_body">
      <style:text-properties officeooo:rsid="000f0ed1" officeooo:paragraph-rsid="000f0ed1"/>
    </style:style>
    <style:style style:name="P8" style:family="paragraph" style:parent-style-name="Standard">
      <style:text-properties fo:font-variant="normal" fo:text-transform="none" fo:color="#000000" style:font-name="Helvetica" fo:font-size="16pt" fo:letter-spacing="normal" fo:font-style="normal" fo:font-weight="normal" officeooo:paragraph-rsid="0014a7b6" style:font-size-asian="16pt" style:font-size-complex="16pt"/>
    </style:style>
    <style:style style:name="P9" style:family="paragraph" style:parent-style-name="Text_20_body">
      <style:text-properties fo:font-size="16pt" fo:font-weight="bold" style:font-size-asian="16pt" style:font-weight-asian="bold" style:font-size-complex="16pt" style:font-weight-complex="bold"/>
    </style:style>
    <style:style style:name="T1" style:family="text">
      <style:text-properties officeooo:rsid="0008c37d"/>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don models first proposed in 1994 by Goldman and Yang and Muse and Gaut:</text:p>
      <text:p text:style-name="P1">dN/dS, as a simple characterization of the selective regime: purifying selection (&lt;1), neutral regime (=1) and positive selection (&gt;1).</text:p>
      <text:p text:style-name="P1">models further refined by modulating  dN/dS over sites, over branches or clades.</text:p>
      <text:p text:style-name="P1">However, do not go very far in the formalization of the interplay between evolutionary forces</text:p>
      <text:p text:style-name="P1">tend to give a rather simplified view of selective regimes (negative / positive selection)</text:p>
      <text:p text:style-name="P1">The dN/dS is a coarse-grained quantity (an average over all non-synonymous substitutions)</text:p>
      <text:p text:style-name="P1"/>
      <text:p text:style-name="P1">- Another development, starting in 1998, with Halpern and Bruno: mutation-selection models.</text:p>
      <text:p text:style-name="P1">Explicit derivation of the codon substitution process based on first principles of molecular evolution and population genetics</text:p>
      <text:p text:style-name="P1">In contrast to dN/dS codon models: mutation-selection models are fine-grained models</text:p>
      <text:p text:style-name="P1">relying on an explicit and entirely specified model of the fitness landscape.</text:p>
      <text:p text:style-name="Standard"/>
      <text:p text:style-name="P1">- Depending on the exact model for the fitness landcape, different versions of mut-sel models published thus far:</text:p>
      <text:p text:style-name="P1">(1) HB, Rodrigue et al, 2010, Tamuri et al, and others:</text:p>
      <text:p text:style-name="P1">- multiplicative fitness landscape across sites (no epistasis)</text:p>
      <text:p text:style-name="P1">- constant fitness landscape</text:p>
      <text:p text:style-name="P1">(2)  explicit structural model: in that case, epistasy is explicitly modelled.</text:p>
      <text:p text:style-name="P1">however, difficult to have a sufficiently accurate model of the structure/sequence relationship</text:p>
      <text:p text:style-name="P1">(3) models with time-dependent fitness landscapes (fixed effect models)</text:p>
      <text:p text:style-name="P1">Differential selection model of Parto et al, Tamuri et al.</text:p>
      <text:p text:style-name="Standard"/>
      <text:p text:style-name="P1">- Some ongoing reflections concerning more complex evolutionary regimes:</text:p>
      <text:p text:style-name="P1">Adaptation: can be seen as a case of fluctuation of the fitness landscape (concept of fitness seascape, Mustonen and Lassig)</text:p>
      <text:p text:style-name="P1">Epistasis: developments by Pollock and Goldstein (stoke’s shift), Plotkin (entranchement) and other developments</text:p>
      <text:p text:style-name="P1">The role of other evolutionary forces (in particular, gBGC).</text:p>
      <text:p text:style-name="Standard"/>
      <text:p text:style-name="P1">- How to address those more complex developments with mutation-selectio models:</text:p>
      <text:p text:style-name="P1">theoretical developments by Spielman and Wilke, Mario dos Reis, Richard Goldstein</text:p>
      <text:p text:style-name="P1">Developments by Rodrigue and Lartillot: measuring deviations from a simple mut-sel model with site-multiplicative/constant fitness landscapes to detect adaptation and/or epistasis.</text:p>
      <text:p text:style-name="Standard"/>
      <text:p text:style-name="P2">Thus, the model has n(n +1)/2−2 freeparameters:</text:p>
      <text:p text:style-name="P2">- DNA : n=4 thus p=8</text:p>
      <text:p text:style-name="P2"><text:soft-page-break/>- AA : n=21 thus p=229</text:p>
      <text:p text:style-name="P2">- <text:span text:style-name="T1">CM : n=61 thus p=1889</text:span></text:p>
      <text:p text:style-name="P2"/>
      <text:p text:style-name="P2">DNA models do not account for the triplet structure imposed by the genetic code and ignore that patterns of evolution may differ among codon positions (Bofkin and Gold- man, 2007; Shapiro et al., 2006). Amino acid models ignore synonymous substitutions, which preserve the amino acid but carry important information about the evolutionary divergence and the selec- tive pressure acting on the sequences (Seo and Kishino, 2008). In contrast, modelling evolution at the level of codon substitution has clear advantages and should facilitate more accurate and informative inference. A general time-reversible codon model requires up to 1889 independent parameters. It is no surprise that the appearance of empirical codon matrices coincided with the availability of large amounts of molecular data and efficient compu- tational approaches (Kosiol et al., 2007; Schneider et al., 2005; see Chapter 3).</text:p>
      <text:p text:style-name="P2"/>
      <text:p text:style-name="P3">Du fait de la dégénérescence du code génétique, le processus substitutionnel opérant sur les</text:p>
      <text:p text:style-name="P3">séquences codantes est une juxtaposition de substitutions synonymes et non-synonymes. Sous l’hypothèse que les mutations synonymes ne sont pas sous sélection, le taux de substitution synonyme est égal au taux de mutation et peut donc servir de référence neutre. Le rapport entre taux de substitution synonyme et non synonyme, dN/dS, ne dépend alors plus du taux absolu de mutation et caractérise essentiellement la sélection opérant sur les changements non-synonymes. En particulier, un rapport inférieur à 1 indique une sélection globalement purificatrice, tandis qu’une valeur plus élevée que 1 est interprétée comme le signe d’un régime adaptatif, par exemple, de sélection diversifiante ou de type reine rouge. L’idée a été explorée depuis lontemps en évolution moléculaire. tout d’abord indirectement,</text:p>
      <text:p text:style-name="P3">en termes de distance ou de décomptes de différences synonymes et non synonymes (Kimura, 1983; Nei and Gojobori, 1986). En 1994, des modèles paramétriques spécifiés directement au niveau des codons ont été introduits indépendamment par Muse et Gaut, d’une part (Muse and Gaut, 1994), et par Goldman et Yang, d’autre part (Goldman and Yang, 1994), sous deux pa- ramétrisations légèrement différentes. En l’occurrence, bien que la version de Goldman et Yang soit la plus utilisée actuellement, la version de Muse et Gaut possède une meilleure justification mécanistique. </text:p>
      <text:p text:style-name="P3">Le paramètre ω, qui n’intervient que pour les substitutions non-synonymes. est identifié au rapport dN/dS. Par rapport aux estimations de dN/dS plus classiques (Nei and Gojobori, 1986), cette estimée paramétrique possède l’avantage de prendre en compte le contexte mutationnel individuellement pour chaque substitution. À partir de ces premiers modèles, de nombreuses autres versions ont été déve- loppées, accomodant entre autres des variations de dN/dS entre branches (Yang and Nielsen, 1998), entre sites (Yang et al., 2000; Yang and Swanson, 2002; Huelsenbeck et al., 2006), ou les deux conjointement (Zhang, Nielsen and Yang, 2005). Les modèles à codons sont sans conteste un grand succès de la modélisation probabiliste</text:p>
      <text:p text:style-name="P3">en évolution moléculaire. Ils ont été largement utilisés pour tenter de détecter des gènes sous sélection positive, au moins autant que les tests de type McDonald Kreitman (McDonald and Kreitman, 1991), qui sont une autre approche pour détecter la sélection utilisant conjointement le polymorphisme et la divergence. Les modèles à codons ont également été utilisés dans une autre optique, plus comparative cette fois-ci, visant à corréler les variations entre lignages du dN/dS calculé globalement à travers le protéome, avec les variations des traits d’histoire de vie, ceci, afin de tester certaines prédictions du modèle quasi-neutre de Ohta et Kimura (Popadin et al., 2007; Mamirova, Popadin and Gelfand, 2007; Nikolaev et al., 2007; Romiguier et al., 2013). Toutefois, en réduisant le rôle de la sélection à une modulation du rapport dN/dS, ces</text:p>
      <text:p text:style-name="P3">modèles font potentiellement l’impasse sur un certain nombre de questions, et sont susceptibles de présenter quelques faiblesses.</text:p>
      <text:p text:style-name="P3"/>
      <text:p text:style-name="P5">Détection de la sélection positive Tout d’abord se pose un problème de sensibilité dans la détection des évènements adaptatifs.</text:p>
      <text:p text:style-name="P5"><text:soft-page-break/>Dans les faits, la sélection positive a probablement toujours lieu sur un arrière fond de sélection purificatrice opérant de façon constante sur l’ensemble des protéines. Par conséquent, le rapport dN/dS intègre forcément un mélange des deux types de sélection, prenant alors une valeur intermédiaire qui a des chances d’être le plus souvent plus petite que 1. Estimer des dN/dS par sites (Yang et al., 2000) est une option possible pour contourner ce problème, mais qui revient à espérer que certains sites sont constamment sous sélection positive forte et d’autres constamment sous sélection purificatrice, ce qui exclut des modèles plus subtils ou, par exemple, chaque adaptation se produit en une position différente, et où tout acide aminé n’est pas forcément acceptable pour un évènement adaptatif donné. Enfin, les modèles sites-branches (Zhang, Nielsen and Yang, 2005) ne peuvent détecter que des épisodes de sélection positive sur certaines branches de l’arbre, utilisant pour référence l’arrière-fond constitué par l’ensemble des autres branches. Globalement, les modèles à codons actuels ne sont donc pas en mesure de détecter un régime mixte combinant sélection purificatrice et évènements adaptatifs diffus sur la séquence du gène tout en étant relativement constant à travers la phylogénie. Un exemple possible de ce genre de régime de sélection est fourni par les facteurs de restric-</text:p>
      <text:p text:style-name="P5">tion cellulaires limitant l’infection par le virus de l’immunodéficience simienne (VIS) chez les primates haplorrhiniens. Il s’agit d’une travail effectué en collaboration avec Frédéric Delsuc. Le cas de la tétherine est considéré sur la figure 4.1. Le contexte biologique de la lutte contre l’infection virale suggère a priori l’existence de reines rouges agissant potentiellement sur ce gène. Le dN/dS pour ce gène est de l’ordre de 0.7, variant entre 0.5 et 1.0 à travers les branches de l’arbre. Que que le dN/dS soit nettement plus élevé que le dN/dS moyen du protéome (qui est de l’ordre de 0.2), suggère un régime mixte adaptatif/purificateur. Cependant, le dN/dS est plus petit que 1, sauf pour quelques branches ou sites isolés, avec seulement 4 sites (et aucune branche) pour lesquels le test de sélection positive est significatif. Il est donc techniquement difficile d’affirmer de façon définitive que ce gène est globalement sous sélection positive.</text:p>
      <text:p text:style-name="P5">4.2.2</text:p>
      <text:p text:style-name="P6">Les modèles de mélange finis représentent alors une alternative naturelle aux modèles pa- ramétriques (Pagel and Meade, 2004; Quang, Gascuel and Lartillot, 2008; Le, Lartillot and Gascuel, 2008; Wang et al., 2008). Toutefois, pour des raisons numériques (la vraisemblance étant alors une somme explicite sur l’ensemble des catégories), l’implémentation des modèles de mélange en maximum de vraisemblance ne fonctionne que si le nombre de catégories du mé- lange reste peu élevé. <text:span text:style-name="T2">Or, en pratique, dès lors que l’on cherche à modéliser des effets un tant soit peu complexes (en particulier, les variations des fréquences d’équilibre des 20 acides aminés à travers les sites de l’alignement), les méthodes de comparaison de modèles classiques (AIC, BIC) semblent indiquer que les données requièrent un grand nombre de catégories (Quang, Gascuel and Lartillot, 2008). Il est toujours possible, au nom d’un compromis pragmatique, de forcer le mélange à un nombre de composantes plus petit que le nombre optimal. </text:span>Toutefois, un nombre trop petit de catégories pose alors rapidement des problèmes de conditionnement du modèle (en particulier, présence de maxima locaux, indiquant que des frustrations sont présentes dans le modèle).</text:p>
      <text:p text:style-name="P5"/>
      <text:p text:style-name="P7"><text:bookmark text:name="p-14"/>On the other side, more sophisticated models, involving several levels of distributions, non-parametric priors, continuous-time processes, among other features, have been progressively introduced and explored in phylogenetics. Such models do not always have a clearly defined number of parameters. Instead, as much as possible, they tend to replace what would be naturally seen as parameters from a classical perspective by random variables produced by a higher level stochastic process. For that reason, they may be generically referred to as <text:span text:style-name="Emphasis">non-parametric</text:span>models. Specific examples include the Brownian relaxed molecular clock [<text:bookmark text:name="xref-ref-23-1"/><text:a xlink:type="simple" xlink:href="http://rstb.royalsocietypublishing.org/content/370/1678/20140338.full#ref-23" text:style-name="Internet_20_link" text:visited-style-name="Visited_20_Internet_20_Link">23</text:a>], the use of Gaussian processes for modelling correlations of the rate of evolution across the three-dimensional structure of proteins [<text:bookmark text:name="xref-ref-24-1"/><text:a xlink:type="simple" xlink:href="http://rstb.royalsocietypublishing.org/content/370/1678/20140338.full#ref-24" text:style-name="Internet_20_link" text:visited-style-name="Visited_20_Internet_20_Link">24</text:a>], or the Dirichlet process models, further discussed in §2c. Computationally <text:soft-page-break/>speaking, non-parametric modelling schemes generally require integration over complex distributions, most often using Monte Carlo methods. In part for that reason, such models are typically and most conveniently formulated in Bayesian terms. Thus, the choice of Bayesian inference, in this specific context at least, may be motivated primarily by considerations about flexibility in model design, rather than by philosophical preferences.</text:p>
      <text:p text:style-name="Text_20_body"><text:line-break/></text:p>
      <text:p text:style-name="Text_20_body"/>
      <text:p text:style-name="P4">http://citizensciences.net/2016/02/03/mapping-the-liter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5:23:24.953090806</meta:creation-date>
    <dc:date>2016-11-01T19:07:52.972619234</dc:date>
    <meta:editing-duration>PT34M21S</meta:editing-duration>
    <meta:editing-cycles>9</meta:editing-cycles>
    <meta:generator>LibreOffice/5.1.4.2$Linux_X86_64 LibreOffice_project/10m0$Build-2</meta:generator>
    <meta:document-statistic meta:table-count="0" meta:image-count="0" meta:object-count="0" meta:page-count="4" meta:paragraph-count="44" meta:word-count="1699" meta:character-count="11454" meta:non-whitespace-character-count="9794"/>
  </office:meta>
</office:document-meta>
</file>